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B0000023B398AF5ED.png" manifest:media-type="image/png"/>
  <manifest:file-entry manifest:full-path="Pictures/10009EC4000099FF0000648389CC09D1.svg" manifest:media-type="image/svg+xml"/>
  <manifest:file-entry manifest:full-path="Pictures/1000000000000C34000007AC4ED7D713.png" manifest:media-type="image/png"/>
  <manifest:file-entry manifest:full-path="Pictures/10000000000004A70000022B651BC328.png" manifest:media-type="image/png"/>
  <manifest:file-entry manifest:full-path="Pictures/10000000000004A700000492FE4F42FB.png" manifest:media-type="image/png"/>
  <manifest:file-entry manifest:full-path="Pictures/1000000000000409000005030F98AB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385cm" fo:min-width="2.04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24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04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1.36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385cm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6.1cm" fo:min-width="0.7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3.23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32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2.38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9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1.70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1.87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36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36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236cm" loext:decorative="false"/>
      <style:paragraph-properties style:writing-mode="lr-tb"/>
    </style:style>
    <style:style style:name="gr1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iberation Mono" fo:font-size="8pt" style:font-size-asian="8pt" style:font-size-complex="8pt"/>
    </style:style>
    <style:style style:name="P5" style:family="paragraph">
      <loext:graphic-properties draw:fill="solid" draw:fill-color="#eeeeee"/>
      <style:paragraph-properties fo:text-align="center" style:writing-mode="lr-tb"/>
      <style:text-properties style:font-name="Liberation Mono" fo:font-size="8pt" style:font-size-asian="8pt" style:font-size-complex="8pt"/>
    </style:style>
    <style:style style:name="P6" style:family="paragraph">
      <loext:graphic-properties draw:fill="none" draw:fill-color="#ffffff"/>
      <style:text-properties style:font-name="Liberation Mono" fo:font-size="8pt" style:font-size-asian="8pt" style:font-size-complex="8pt"/>
    </style:style>
    <style:style style:name="P7" style:family="paragraph">
      <loext:graphic-properties draw:fill="none"/>
      <style:text-properties fo:font-style="italic"/>
    </style:style>
    <style:style style:name="P8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0.635cm" svg:x="14.41cm" svg:y="3.175cm">
          <text:p text:style-name="P1"><text:span text:style-name="T1">Synthe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5.08cm">
          <text:p text:style-name="P1"><text:span text:style-name="T1">FP + PG + 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6.985cm">
          <text:p text:style-name="P1"><text:span text:style-name="T1">G&amp;D Plac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10.795cm">
          <text:p text:style-name="P1"><text:span text:style-name="T1">G&amp;D Rou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12.7cm">
          <text:p text:style-name="P1"><text:span text:style-name="T1">Finish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4.41cm" svg:y="8.89cm">
          <text:p text:style-name="P1"><text:span text:style-name="T1">CT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68cm" svg:y1="3.81cm" svg:x2="15.68cm" svg:y2="5.08cm">
          <text:p/>
        </draw:line>
        <draw:line draw:style-name="gr2" draw:text-style-name="P3" draw:layer="layout" svg:x1="15.68cm" svg:y1="5.715cm" svg:x2="15.68cm" svg:y2="6.985cm">
          <text:p/>
        </draw:line>
        <draw:line draw:style-name="gr2" draw:text-style-name="P3" draw:layer="layout" svg:x1="15.68cm" svg:y1="7.62cm" svg:x2="15.68cm" svg:y2="8.89cm">
          <text:p/>
        </draw:line>
        <draw:line draw:style-name="gr2" draw:text-style-name="P3" draw:layer="layout" svg:x1="15.68cm" svg:y1="9.525cm" svg:x2="15.68cm" svg:y2="10.795cm">
          <text:p/>
        </draw:line>
        <draw:line draw:style-name="gr2" draw:text-style-name="P3" draw:layer="layout" svg:x1="15.68cm" svg:y1="11.43cm" svg:x2="15.68cm" svg:y2="12.7cm">
          <text:p/>
        </draw:line>
        <draw:line draw:style-name="gr3" draw:text-style-name="P3" draw:layer="layout" svg:x1="15.68cm" svg:y1="4.445cm" svg:x2="17.585cm" svg:y2="4.445cm">
          <text:p/>
        </draw:line>
        <draw:frame draw:style-name="gr4" draw:text-style-name="P3" draw:layer="layout" svg:width="3.455cm" svg:height="5.08cm" svg:x="0.324cm" svg:y="0.635cm">
          <draw:image xlink:href="Pictures/1000000000000409000005030F98AB99.png" xlink:type="simple" xlink:show="embed" xlink:actuate="onLoad" draw:mime-type="image/png">
            <text:p/>
          </draw:image>
        </draw:frame>
        <draw:frame draw:style-name="gr5" draw:text-style-name="P3" draw:layer="layout" svg:width="1.865cm" svg:height="1.832cm" svg:x="1.295cm" svg:y="6.63cm">
          <draw:image xlink:href="Pictures/10000000000004A700000492FE4F42FB.png" xlink:type="simple" xlink:show="embed" xlink:actuate="onLoad" draw:mime-type="image/png">
            <text:p/>
          </draw:image>
        </draw:frame>
        <draw:frame draw:style-name="gr5" draw:text-style-name="P3" draw:layer="layout" svg:width="2.538cm" svg:height="1.183cm" svg:x="0.637cm" svg:y="9.525cm">
          <draw:image xlink:href="Pictures/10000000000004A70000022B651BC328.png" xlink:type="simple" xlink:show="embed" xlink:actuate="onLoad" draw:mime-type="image/png">
            <text:p/>
          </draw:image>
        </draw:frame>
        <draw:custom-shape draw:style-name="gr1" draw:text-style-name="P5" draw:layer="layout" svg:width="2.54cm" svg:height="0.635cm" svg:x="3.175cm" svg:y="3.175cm">
          <text:p text:style-name="P4"><text:span text:style-name="T2">caparray.p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45cm" svg:y1="3.81cm" svg:x2="4.445cm" svg:y2="4.445cm">
          <text:p/>
        </draw:line>
        <draw:frame draw:style-name="gr6" draw:text-style-name="P6" draw:layer="layout" svg:width="2.544cm" svg:height="1.217cm" svg:x="3.175cm" svg:y="4.445cm">
          <draw:text-box>
            <text:p><text:span text:style-name="T2">caparray.cdl</text:span></text:p>
            <text:p><text:span text:style-name="T2">caparray.gds</text:span></text:p>
            <text:p><text:span text:style-name="T2">caparray.v</text:span></text:p>
          </draw:text-box>
        </draw:frame>
        <draw:frame draw:style-name="gr7" draw:text-style-name="P6" draw:layer="layout" svg:width="1.864cm" svg:height="1.217cm" svg:x="3.135cm" svg:y="6.965cm">
          <draw:text-box>
            <text:p><text:span text:style-name="T2">comp.cdl</text:span></text:p>
            <text:p><text:span text:style-name="T2">comp.gds</text:span></text:p>
            <text:p><text:span text:style-name="T2">comp.v</text:span></text:p>
          </draw:text-box>
        </draw:frame>
        <draw:frame draw:style-name="gr8" draw:text-style-name="P6" draw:layer="layout" svg:width="2.885cm" svg:height="1.217cm" svg:x="3.175cm" svg:y="9.525cm">
          <draw:text-box>
            <text:p><text:span text:style-name="T2">sampswitch.cdl</text:span></text:p>
            <text:p><text:span text:style-name="T2">sampswitch.gds</text:span></text:p>
            <text:p><text:span text:style-name="T2">sampswitch.v</text:span></text:p>
          </draw:text-box>
        </draw:frame>
        <draw:custom-shape draw:style-name="gr9" draw:text-style-name="P5" draw:layer="layout" svg:width="1.27cm" svg:height="6.35cm" svg:x="6.985cm" svg:y="4.445cm">
          <text:p text:style-name="P4"><text:span text:style-name="T2">Abstract</text:span><text:span text:style-name="T2"><text:line-break/></text:span><text:span text:style-name="T2">Gen.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15cm" svg:y1="5.08cm" svg:x2="6.985cm" svg:y2="5.08cm">
          <text:p/>
        </draw:line>
        <draw:line draw:style-name="gr3" draw:text-style-name="P3" draw:layer="layout" svg:x1="5.08cm" svg:y1="7.62cm" svg:x2="6.985cm" svg:y2="7.62cm">
          <text:p/>
        </draw:line>
        <draw:line draw:style-name="gr3" draw:text-style-name="P3" draw:layer="layout" svg:x1="6.35cm" svg:y1="10.16cm" svg:x2="6.985cm" svg:y2="10.16cm">
          <text:p/>
        </draw:line>
        <draw:frame draw:style-name="gr8" draw:text-style-name="P6" draw:layer="layout" svg:width="2.885cm" svg:height="1.217cm" svg:x="9.405cm" svg:y="4.791cm">
          <draw:text-box>
            <text:p><text:span text:style-name="T2">caparray.lef</text:span></text:p>
            <text:p><text:span text:style-name="T2">comp.lef</text:span></text:p>
            <text:p><text:span text:style-name="T2">sampswitch.lef</text:span></text:p>
          </draw:text-box>
        </draw:frame>
        <draw:line draw:style-name="gr3" draw:text-style-name="P3" draw:layer="layout" svg:x1="8.255cm" svg:y1="5.393cm" svg:x2="9.509cm" svg:y2="5.393cm">
          <text:p/>
        </draw:line>
        <draw:frame draw:style-name="gr10" draw:text-style-name="P6" draw:layer="layout" svg:width="3.736cm" svg:height="1.217cm" svg:x="9.083cm" svg:y="2.781cm">
          <draw:text-box>
            <text:p><text:span text:style-name="T2">macro_placement.tcl</text:span></text:p>
            <text:p><text:span text:style-name="T2">io_placement.tcl</text:span></text:p>
            <text:p><text:span text:style-name="T2">pdn.tcl (UPF)</text:span></text:p>
          </draw:text-box>
        </draw:frame>
        <draw:frame draw:style-name="gr11" draw:text-style-name="P7" draw:layer="layout" svg:width="3.906cm" svg:height="0.574cm" svg:x="9.821cm" svg:y="8.923cm">
          <draw:text-box>
            <text:p><text:span text:style-name="T2">constraint.sdc (SDC)</text:span></text:p>
          </draw:text-box>
        </draw:frame>
        <draw:line draw:style-name="gr3" draw:text-style-name="P3" draw:layer="layout" svg:x1="12.074cm" svg:y1="3.6cm" svg:x2="14.41cm" svg:y2="5.157cm">
          <text:p/>
        </draw:line>
        <draw:line draw:style-name="gr3" draw:text-style-name="P3" draw:layer="layout" svg:x1="13.575cm" svg:y1="9.213cm" svg:x2="14.41cm" svg:y2="9.213cm">
          <text:p/>
        </draw:line>
        <draw:frame draw:style-name="gr12" draw:text-style-name="P6" draw:layer="layout" svg:width="2.885cm" svg:height="1.861cm" svg:x="14.267cm" svg:y="0.554cm">
          <draw:text-box>
            <text:p><text:span text:style-name="T2">adc.v</text:span></text:p>
            <text:p><text:span text:style-name="T2">- clkgate.v</text:span></text:p>
            <text:p><text:span text:style-name="T2">- salogic.v</text:span></text:p>
            <text:p><text:span text:style-name="T2">- sampdriver.v</text:span></text:p>
            <text:p><text:span text:style-name="T2">(+) macros</text:span></text:p>
          </draw:text-box>
        </draw:frame>
        <draw:line draw:style-name="gr2" draw:text-style-name="P3" draw:layer="layout" svg:x1="15.666cm" svg:y1="2.565cm" svg:x2="15.666cm" svg:y2="3.175cm">
          <text:p/>
        </draw:line>
        <draw:frame draw:style-name="gr13" draw:text-style-name="P6" draw:layer="layout" svg:width="1.693cm" svg:height="0.573cm" svg:x="17.491cm" svg:y="4.163cm">
          <draw:text-box>
            <text:p><text:span text:style-name="T2">adc.cdl</text:span></text:p>
          </draw:text-box>
        </draw:frame>
        <draw:frame draw:style-name="gr13" draw:text-style-name="P6" draw:layer="layout" svg:width="1.693cm" svg:height="0.573cm" svg:x="16.901cm" svg:y="11.752cm">
          <draw:text-box>
            <text:p><text:span text:style-name="T2">adc.def</text:span></text:p>
          </draw:text-box>
        </draw:frame>
        <draw:line draw:style-name="gr3" draw:text-style-name="P3" draw:layer="layout" svg:x1="15.68cm" svg:y1="12.034cm" svg:x2="17.066cm" svg:y2="12.034cm">
          <text:p/>
        </draw:line>
        <draw:frame draw:style-name="gr14" draw:text-style-name="P6" draw:layer="layout" svg:width="2.204cm" svg:height="1.217cm" svg:x="14.9cm" svg:y="13.929cm">
          <draw:text-box>
            <text:p><text:span text:style-name="T2">adc.gds</text:span></text:p>
            <text:p><text:span text:style-name="T2">adc.lef</text:span></text:p>
            <text:p><text:span text:style-name="T2">(adc.lib?)</text:span></text:p>
          </draw:text-box>
        </draw:frame>
        <draw:line draw:style-name="gr2" draw:text-style-name="P3" draw:layer="layout" svg:x1="15.706cm" svg:y1="13.313cm" svg:x2="15.706cm" svg:y2="14.01cm">
          <text:p/>
        </draw:line>
        <draw:line draw:style-name="gr3" draw:text-style-name="P3" draw:layer="layout" svg:x1="11.806cm" svg:y1="5.42cm" svg:x2="14.41cm" svg:y2="5.42cm">
          <text:p/>
        </draw:line>
        <draw:custom-shape draw:style-name="gr1" draw:text-style-name="P2" draw:layer="layout" svg:width="2.54cm" svg:height="0.635cm" svg:x="22.75cm" svg:y="3.175cm">
          <text:p text:style-name="P1"><text:span text:style-name="T1">Synthe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5.08cm">
          <text:p text:style-name="P1"><text:span text:style-name="T1">FP + PG + 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6.985cm">
          <text:p text:style-name="P1"><text:span text:style-name="T1">G&amp;D Plac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10.795cm">
          <text:p text:style-name="P1"><text:span text:style-name="T1">G&amp;D Rou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12.7cm">
          <text:p text:style-name="P1"><text:span text:style-name="T1">Finish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22.75cm" svg:y="8.89cm">
          <text:p text:style-name="P1"><text:span text:style-name="T1">CT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.02cm" svg:y1="3.81cm" svg:x2="24.02cm" svg:y2="5.08cm">
          <text:p/>
        </draw:line>
        <draw:line draw:style-name="gr2" draw:text-style-name="P3" draw:layer="layout" svg:x1="24.02cm" svg:y1="5.715cm" svg:x2="24.02cm" svg:y2="6.985cm">
          <text:p/>
        </draw:line>
        <draw:line draw:style-name="gr2" draw:text-style-name="P3" draw:layer="layout" svg:x1="24.02cm" svg:y1="7.62cm" svg:x2="24.02cm" svg:y2="8.89cm">
          <text:p/>
        </draw:line>
        <draw:line draw:style-name="gr2" draw:text-style-name="P3" draw:layer="layout" svg:x1="24.02cm" svg:y1="9.525cm" svg:x2="24.02cm" svg:y2="10.795cm">
          <text:p/>
        </draw:line>
        <draw:line draw:style-name="gr2" draw:text-style-name="P3" draw:layer="layout" svg:x1="24.02cm" svg:y1="11.43cm" svg:x2="24.02cm" svg:y2="12.7cm">
          <text:p/>
        </draw:line>
        <draw:line draw:style-name="gr3" draw:text-style-name="P3" draw:layer="layout" svg:x1="24.02cm" svg:y1="4.445cm" svg:x2="25.925cm" svg:y2="4.445cm">
          <text:p/>
        </draw:line>
        <draw:frame draw:style-name="gr13" draw:text-style-name="P6" draw:layer="layout" svg:width="1.693cm" svg:height="0.573cm" svg:x="20.414cm" svg:y="5.157cm">
          <draw:text-box>
            <text:p><text:span text:style-name="T2">adc.lef</text:span></text:p>
          </draw:text-box>
        </draw:frame>
        <draw:frame draw:style-name="gr11" draw:text-style-name="P7" draw:layer="layout" svg:width="2.885cm" svg:height="0.574cm" svg:x="19.262cm" svg:y="8.923cm">
          <draw:text-box>
            <text:p><text:span text:style-name="T2">constraint.sdc</text:span></text:p>
          </draw:text-box>
        </draw:frame>
        <draw:line draw:style-name="gr3" draw:text-style-name="P3" draw:layer="layout" svg:x1="20.414cm" svg:y1="3.6cm" svg:x2="22.75cm" svg:y2="5.157cm">
          <text:p/>
        </draw:line>
        <draw:line draw:style-name="gr3" draw:text-style-name="P3" draw:layer="layout" svg:x1="21.915cm" svg:y1="9.213cm" svg:x2="22.75cm" svg:y2="9.213cm">
          <text:p/>
        </draw:line>
        <draw:frame draw:style-name="gr15" draw:text-style-name="P6" draw:layer="layout" svg:width="2.374cm" svg:height="1.861cm" svg:x="22.607cm" svg:y="0.554cm">
          <draw:text-box>
            <text:p><text:span text:style-name="T2">top.v</text:span></text:p>
            <text:p><text:span text:style-name="T2">- core.v</text:span></text:p>
            <text:p><text:span text:style-name="T2">- spi_reg.v</text:span></text:p>
            <text:p><text:span text:style-name="T2">- compmux.v</text:span></text:p>
            <text:p><text:span text:style-name="T2">(+) adc.v</text:span></text:p>
          </draw:text-box>
        </draw:frame>
        <draw:line draw:style-name="gr2" draw:text-style-name="P3" draw:layer="layout" svg:x1="24.006cm" svg:y1="2.565cm" svg:x2="24.006cm" svg:y2="3.175cm">
          <text:p/>
        </draw:line>
        <draw:frame draw:style-name="gr13" draw:text-style-name="P6" draw:layer="layout" svg:width="1.693cm" svg:height="0.573cm" svg:x="25.831cm" svg:y="4.163cm">
          <draw:text-box>
            <text:p><text:span text:style-name="T2">top.cdl</text:span></text:p>
          </draw:text-box>
        </draw:frame>
        <draw:frame draw:style-name="gr16" draw:text-style-name="P6" draw:layer="layout" svg:width="1.864cm" svg:height="0.573cm" svg:x="25.241cm" svg:y="11.752cm">
          <draw:text-box>
            <text:p><text:span text:style-name="T2">core.def</text:span></text:p>
          </draw:text-box>
        </draw:frame>
        <draw:line draw:style-name="gr3" draw:text-style-name="P3" draw:layer="layout" svg:x1="24.02cm" svg:y1="12.034cm" svg:x2="25.406cm" svg:y2="12.034cm">
          <text:p/>
        </draw:line>
        <draw:frame draw:style-name="gr17" draw:text-style-name="P6" draw:layer="layout" svg:width="1.864cm" svg:height="0.895cm" svg:x="23.24cm" svg:y="13.929cm">
          <draw:text-box>
            <text:p><text:span text:style-name="T2">core.gds</text:span></text:p>
            <text:p><text:span text:style-name="T2">pads.gds</text:span></text:p>
          </draw:text-box>
        </draw:frame>
        <draw:line draw:style-name="gr2" draw:text-style-name="P3" draw:layer="layout" svg:x1="24.046cm" svg:y1="13.313cm" svg:x2="24.046cm" svg:y2="14.01cm">
          <text:p/>
        </draw:line>
        <draw:line draw:style-name="gr3" draw:text-style-name="P3" draw:layer="layout" svg:x1="21.892cm" svg:y1="5.42cm" svg:x2="22.75cm" svg:y2="5.42cm">
          <text:p/>
        </draw:line>
        <draw:frame draw:style-name="gr18" draw:text-style-name="P6" draw:layer="layout" svg:width="3.736cm" svg:height="1.539cm" svg:x="18.283cm" svg:y="1.976cm">
          <draw:text-box>
            <text:p><text:span text:style-name="T2">macro_placement.tcl</text:span></text:p>
            <text:p><text:span text:style-name="T2">io_placement.tcl</text:span></text:p>
            <text:p><text:span text:style-name="T2">pdn.tcl (UPF)</text:span></text:p>
            <text:p><text:span text:style-name="T2">pads.tcl</text:span></text:p>
          </draw:text-box>
        </draw:frame>
        <draw:line draw:style-name="gr3" draw:text-style-name="P3" draw:layer="layout" svg:x1="24.02cm" svg:y1="6.286cm" svg:x2="25.925cm" svg:y2="6.286cm">
          <text:p/>
        </draw:line>
        <draw:frame draw:style-name="gr16" draw:text-style-name="P6" draw:layer="layout" svg:width="1.864cm" svg:height="0.573cm" svg:x="25.831cm" svg:y="6.004cm">
          <draw:text-box>
            <text:p><text:span text:style-name="T2">pads.lef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5" draw:text-style-name="P3" draw:layer="layout" svg:width="25.051cm" svg:height="15.749cm" svg:x="1.525cm" svg:y="0.031cm">
          <draw:image xlink:href="Pictures/1000000000000C34000007AC4ED7D713.png" xlink:type="simple" xlink:show="embed" xlink:actuate="onLoad" draw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5" draw:text-style-name="P3" draw:layer="layout" svg:width="23.28cm" svg:height="15.195cm" svg:x="2.508cm" svg:y="0.089cm">
          <draw:image xlink:href="Pictures/10009EC4000099FF0000648389CC09D1.svg" xlink:type="simple" xlink:show="embed" xlink:actuate="onLoad" draw:mime-type="image/svg+xml">
            <text:p/>
          </draw:image>
          <draw:image xlink:href="Pictures/100000010000036B0000023B398AF5ED.png" xlink:type="simple" xlink:show="embed" xlink:actuate="onLoad" draw:mime-type="image/png"/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3:56:50.031823518</meta:creation-date>
    <dc:date>2026-01-28T02:15:52.480340363</dc:date>
    <meta:editing-duration>PT38M10S</meta:editing-duration>
    <meta:editing-cycles>8</meta:editing-cycles>
    <meta:generator>LibreOffice/25.8.4.2$Linux_X86_64 LibreOffice_project/0366609b1de41a39e1896ae41e33c673f2a73802</meta:generator>
    <meta:print-date>2025-09-09T15:03:59.626648004</meta:print-date>
    <meta:printed-by>PDF files</meta:printed-by>
    <meta:document-statistic meta:object-count="94"/>
  </office:meta>
</office:document-meta>
</file>